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3"/>
    <style:style style:name="ce2" style:family="table-cell" style:parent-style-name="Default" style:data-style-name="N11"/>
  </office:automatic-styles>
  <office:body>
    <office:spreadsheet>
      <table:table table:name="Feuille1" table:style-name="ta1" table:print="false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>
            <text:p>Stock</text:p>
          </table:table-cell>
          <table:table-cell table:style-name="ce1" office:value-type="float" office:value="10">
            <text:p>10</text:p>
          </table:table-cell>
        </table:table-row>
        <table:table-row table:style-name="ro2">
          <table:table-cell/>
          <table:table-cell office:value-type="string">
            <text:p>Strike</text:p>
          </table:table-cell>
          <table:table-cell table:style-name="ce1" office:value-type="float" office:value="10">
            <text:p>10</text:p>
          </table:table-cell>
        </table:table-row>
        <table:table-row table:style-name="ro2">
          <table:table-cell/>
          <table:table-cell office:value-type="string">
            <text:p>Volatility</text:p>
          </table:table-cell>
          <table:table-cell table:style-name="ce2" office:value-type="percentage" office:value="0.3">
            <text:p>30,00%</text:p>
          </table:table-cell>
        </table:table-row>
        <table:table-row table:style-name="ro2">
          <table:table-cell/>
          <table:table-cell office:value-type="string">
            <text:p>Riskless rate</text:p>
          </table:table-cell>
          <table:table-cell table:style-name="ce2" office:value-type="percentage" office:value="0.04">
            <text:p>4,00%</text:p>
          </table:table-cell>
        </table:table-row>
        <table:table-row table:style-name="ro2">
          <table:table-cell/>
          <table:table-cell office:value-type="string">
            <text:p>Term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Yield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d1</text:p>
          </table:table-cell>
          <table:table-cell table:formula="of:=(LN([.C3]/[.C4])+([.C6]+([.C5]^2)/2)*[.C7])/([.C5]*SQRT([.C7]))" office:value-type="float" office:value="0.283333333333333">
            <text:p>0,2833333333</text:p>
          </table:table-cell>
        </table:table-row>
        <table:table-row table:style-name="ro1">
          <table:table-cell/>
          <table:table-cell office:value-type="string">
            <text:p>d2</text:p>
          </table:table-cell>
          <table:table-cell table:formula="of:=[.C10]-[.C5]*SQRT([.C7])" office:value-type="float" office:value="-0.0166666666666667">
            <text:p>-0,0166666667</text:p>
          </table:table-cell>
        </table:table-row>
        <table:table-row table:style-name="ro2">
          <table:table-cell/>
          <table:table-cell office:value-type="string">
            <text:p>c&amp;ll</text:p>
          </table:table-cell>
          <table:table-cell table:formula="of:=[.$C$3]*LEGACY.NORMSDIST([.$C$10])-[.$C$4]*EXP(-[.$C$6]*[.$C$7])*LEGACY.NORMSDIST([.$C$11])" office:value-type="float" office:value="1.37532646472436">
            <text:p>1,3753264647</text:p>
          </table:table-cell>
        </table:table-row>
        <table:table-row table:style-name="ro1">
          <table:table-cell/>
          <table:table-cell office:value-type="string">
            <text:p>put</text:p>
          </table:table-cell>
          <table:table-cell table:formula="of:=[.$C$4]*EXP(-[.$C$6]*[.$C$7])*LEGACY.NORMSDIST(-[.$C$11])-[.$C$3]*LEGACY.NORMSDIST(-[.$C$10])" office:value-type="float" office:value="0.98322085624759">
            <text:p>0,9832208562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0">30/01/2013</text:date>, <text:time>00:2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30T00:01:17.87</meta:creation-date>
    <meta:generator>OpenOffice.org/3.3$Win32 OpenOffice.org_project/330m20$Build-9567</meta:generator>
    <dc:date>2013-01-30T00:28:01.29</dc:date>
    <meta:editing-duration>PT26M38S</meta:editing-duration>
    <meta:editing-cycles>11</meta:editing-cycles>
    <meta:document-statistic meta:table-count="3" meta:cell-count="20" meta:object-count="0"/>
  </office:meta>
</office:document-meta>
</file>